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ce2b4"/>
    </style:style>
    <style:style style:name="P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6a54f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6bc3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315a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d7b1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6eb2c" style:font-size-asian="10pt" style:font-weight-asian="normal" style:font-size-complex="10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line-height="0.1402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0c28c" officeooo:paragraph-rsid="0000c28c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26bc3" officeooo:paragraph-rsid="00043581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4pt" fo:font-weight="bold" officeooo:rsid="00026bc3" officeooo:paragraph-rsid="00026bc3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05b828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05b828" style:font-size-asian="10pt" style:font-weight-asian="bold" style:font-size-complex="10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16a54f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0.1799in" fo:text-align="center" style:justify-single-word="false"/>
      <style:text-properties style:font-name="Georgia" fo:font-size="11pt" fo:font-weight="bold" officeooo:rsid="0000c28c" officeooo:paragraph-rsid="0000c28c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color="#004277" loext:opacity="100%" style:font-name="Georgia" fo:font-size="18pt" fo:font-weight="bold" officeooo:rsid="0013bca1" officeooo:paragraph-rsid="0013bca1" style:font-size-asian="18pt" style:font-weight-asian="bold" style:font-size-complex="18pt" style:font-weight-complex="bold"/>
    </style:style>
    <style:style style:name="P21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6315a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5b828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26bc3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0c28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0.1799in" fo:text-align="center" style:justify-single-word="false"/>
      <style:text-properties fo:color="#999999" loext:opacity="100%" style:font-name="Georgia" fo:font-size="10pt" fo:font-weight="normal" officeooo:rsid="0000c28c" officeooo:paragraph-rsid="0000c28c" style:font-size-asian="10pt" style:font-weight-asian="normal" style:font-size-complex="10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999999" loext:opacity="100%" style:font-name="Georgia" fo:font-size="10pt" fo:font-weight="bold" officeooo:rsid="0000c28c" officeooo:paragraph-rsid="0000c28c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5b828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ce2b4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26bc3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5b828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05b828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16a54f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16eb2c" officeooo:paragraph-rsid="0016eb2c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5b828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77c41" style:font-size-asian="10pt" style:font-weight-asian="normal" style:font-size-complex="10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77c41" style:font-size-asian="10pt" style:font-weight-asian="normal" style:font-size-complex="10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05b828" style:font-size-asian="14pt" style:font-weight-asian="bold" style:font-size-complex="14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5b828"/>
    </style:style>
    <style:style style:name="P4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5b828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999999" loext:opacity="100%" style:font-name="Georgia" fo:font-size="10pt" fo:font-weight="bold" officeooo:rsid="0000c28c" officeooo:paragraph-rsid="0000c28c" style:font-size-asian="10pt" style:font-weight-asian="bold" style:font-size-complex="10pt" style:font-weight-complex="bold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666666" loext:opacity="100%" fo:font-size="10pt" fo:font-weight="normal" officeooo:rsid="00027eae" style:font-size-asian="10pt" style:font-weight-asian="normal" style:font-size-complex="10pt" style:font-weight-complex="normal"/>
    </style:style>
    <style:style style:name="T4" style:family="text">
      <style:text-properties fo:color="#666666" loext:opacity="100%" fo:font-size="10pt" fo:font-weight="normal" officeooo:rsid="0004b79c" style:font-size-asian="10pt" style:font-weight-asian="normal" style:font-size-complex="10pt" style:font-weight-complex="normal"/>
    </style:style>
    <style:style style:name="T5" style:family="text">
      <style:text-properties fo:color="#666666" loext:opacity="100%" fo:font-size="10pt" fo:font-weight="normal" officeooo:rsid="0009b6cc" style:font-size-asian="10pt" style:font-weight-asian="normal" style:font-size-complex="10pt" style:font-weight-complex="normal"/>
    </style:style>
    <style:style style:name="T6" style:family="text">
      <style:text-properties fo:color="#666666" loext:opacity="100%" fo:font-size="10pt" fo:font-weight="normal" officeooo:rsid="00127193" style:font-size-asian="10pt" style:font-weight-asian="normal" style:font-size-complex="10pt" style:font-weight-complex="normal"/>
    </style:style>
    <style:style style:name="T7" style:family="text">
      <style:text-properties fo:color="#666666" loext:opacity="100%" fo:font-size="10pt" fo:font-weight="normal" officeooo:rsid="0014f5f5" style:font-size-asian="10pt" style:font-weight-asian="normal" style:font-size-complex="10pt" style:font-weight-complex="normal"/>
    </style:style>
    <style:style style:name="T8" style:family="text">
      <style:text-properties fo:color="#666666" loext:opacity="100%" fo:font-size="10pt" fo:font-weight="normal" officeooo:rsid="0015dd4b" style:font-size-asian="10pt" style:font-weight-asian="normal" style:font-size-complex="10pt" style:font-weight-complex="normal"/>
    </style:style>
    <style:style style:name="T9" style:family="text">
      <style:text-properties fo:color="#666666" loext:opacity="100%" fo:font-size="10pt" fo:font-weight="normal" officeooo:rsid="0016293c" style:font-size-asian="10pt" style:font-weight-asian="normal" style:font-size-complex="10pt" style:font-weight-complex="normal"/>
    </style:style>
    <style:style style:name="T10" style:family="text">
      <style:text-properties fo:color="#666666" loext:opacity="100%" fo:font-size="10pt" fo:font-weight="normal" officeooo:rsid="00177c41" style:font-size-asian="10pt" style:font-weight-asian="normal" style:font-size-complex="10pt" style:font-weight-complex="normal"/>
    </style:style>
    <style:style style:name="T11" style:family="text">
      <style:text-properties fo:color="#666666" loext:opacity="100%" fo:font-size="10pt" officeooo:rsid="0016293c" style:font-size-asian="10pt" style:font-size-complex="10pt"/>
    </style:style>
    <style:style style:name="T12" style:family="text">
      <style:text-properties fo:color="#666666" loext:opacity="100%" officeooo:rsid="00026bc3"/>
    </style:style>
    <style:style style:name="T13" style:family="text">
      <style:text-properties fo:color="#666666" loext:opacity="100%" officeooo:rsid="00043581"/>
    </style:style>
    <style:style style:name="T14" style:family="text">
      <style:text-properties fo:color="#666666" loext:opacity="100%" style:font-name="Georgia" fo:font-weight="normal" style:font-weight-asian="normal" style:font-weight-complex="normal"/>
    </style:style>
    <style:style style:name="T15" style:family="text">
      <style:text-properties fo:color="#666666" loext:opacity="100%" style:font-name="Georgia" fo:font-weight="normal" officeooo:rsid="0016eb2c" style:font-weight-asian="normal" style:font-weight-complex="normal"/>
    </style:style>
    <style:style style:name="T16" style:family="text">
      <style:text-properties fo:color="#666666" loext:opacity="100%" style:font-name="Georgia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color="#666666" loext:opacity="100%" style:font-name="Georgia" fo:font-size="10pt" fo:font-weight="normal" officeooo:rsid="0004b79c" style:font-size-asian="10pt" style:font-weight-asian="normal" style:font-size-complex="10pt" style:font-weight-complex="normal"/>
    </style:style>
    <style:style style:name="T18" style:family="text">
      <style:text-properties fo:color="#666666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19" style:family="text">
      <style:text-properties fo:color="#666666" loext:opacity="100%" officeooo:rsid="000ce2b4"/>
    </style:style>
    <style:style style:name="T20" style:family="text">
      <style:text-properties fo:color="#666666" loext:opacity="100%" officeooo:rsid="00027eae"/>
    </style:style>
    <style:style style:name="T21" style:family="text">
      <style:text-properties fo:color="#666666" loext:opacity="100%" fo:font-weight="bold" officeooo:rsid="00027eae" style:font-weight-asian="bold" style:font-weight-complex="bold"/>
    </style:style>
    <style:style style:name="T22" style:family="text">
      <style:text-properties fo:color="#000000" loext:opacity="100%" fo:font-weight="normal" style:font-weight-asian="normal" style:font-weight-complex="normal"/>
    </style:style>
    <style:style style:name="T23" style:family="text">
      <style:text-properties fo:color="#000000" loext:opacity="100%" fo:font-weight="normal" officeooo:rsid="00027eae" style:font-weight-asian="normal" style:font-weight-complex="normal"/>
    </style:style>
    <style:style style:name="T24" style:family="text">
      <style:text-properties fo:color="#000000" loext:opacity="100%" fo:font-weight="normal" officeooo:rsid="0007ef1a" style:font-weight-asian="normal" style:font-weight-complex="normal"/>
    </style:style>
    <style:style style:name="T25" style:family="text">
      <style:text-properties fo:color="#000000" loext:opacity="100%" fo:font-weight="normal" officeooo:rsid="0009b6cc" style:font-weight-asian="normal" style:font-weight-complex="normal"/>
    </style:style>
    <style:style style:name="T26" style:family="text">
      <style:text-properties fo:color="#000000" loext:opacity="100%" fo:font-weight="normal" officeooo:rsid="000ce2b4" style:font-weight-asian="normal" style:font-weight-complex="normal"/>
    </style:style>
    <style:style style:name="T27" style:family="text">
      <style:text-properties fo:color="#000000" loext:opacity="100%" fo:font-weight="normal" officeooo:rsid="0010362f" style:font-weight-asian="normal" style:font-weight-complex="normal"/>
    </style:style>
    <style:style style:name="T28" style:family="text">
      <style:text-properties fo:color="#000000" loext:opacity="100%" fo:font-weight="normal" officeooo:rsid="001080e0" style:font-weight-asian="normal" style:font-weight-complex="normal"/>
    </style:style>
    <style:style style:name="T29" style:family="text">
      <style:text-properties fo:color="#000000" loext:opacity="100%" fo:font-weight="normal" officeooo:rsid="0016a54f" style:font-weight-asian="normal" style:font-weight-complex="normal"/>
    </style:style>
    <style:style style:name="T30" style:family="text">
      <style:text-properties fo:color="#000000" loext:opacity="100%" fo:font-weight="normal" officeooo:rsid="0016eb2c" style:font-weight-asian="normal" style:font-weight-complex="normal"/>
    </style:style>
    <style:style style:name="T31" style:family="text">
      <style:text-properties fo:color="#000000" loext:opacity="100%" fo:font-weight="normal" officeooo:rsid="00177c41" style:font-weight-asian="normal" style:font-weight-complex="normal"/>
    </style:style>
    <style:style style:name="T32" style:family="text">
      <style:text-properties fo:color="#000000" loext:opacity="100%" style:font-name="Georgia" fo:font-size="14pt" fo:font-weight="bold" officeooo:rsid="00026bc3" style:font-size-asian="14pt" style:font-weight-asian="bold" style:font-size-complex="14pt" style:font-weight-complex="bold"/>
    </style:style>
    <style:style style:name="T33" style:family="text">
      <style:text-properties fo:color="#000000" loext:opacity="100%" style:font-name="Georgia" fo:font-size="14pt" fo:font-weight="bold" officeooo:rsid="000ce2b4" style:font-size-asian="14pt" style:font-weight-asian="bold" style:font-size-complex="14pt" style:font-weight-complex="bold"/>
    </style:style>
    <style:style style:name="T34" style:family="text">
      <style:text-properties fo:color="#000000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35" style:family="text">
      <style:text-properties fo:color="#000000" loext:opacity="100%" style:font-name="Georgia" fo:font-size="12pt" fo:font-weight="bold" officeooo:rsid="00026bc3" style:font-size-asian="12pt" style:font-weight-asian="bold" style:font-size-complex="12pt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027eae" style:font-weight-asian="bold" style:font-weight-complex="bold"/>
    </style:style>
    <style:style style:name="T38" style:family="text">
      <style:text-properties fo:font-weight="bold" officeooo:rsid="0004b79c" style:font-weight-asian="bold" style:font-weight-complex="bold"/>
    </style:style>
    <style:style style:name="T39" style:family="text">
      <style:text-properties fo:font-weight="bold" officeooo:rsid="0006315a" style:font-weight-asian="bold" style:font-weight-complex="bold"/>
    </style:style>
    <style:style style:name="T40" style:family="text">
      <style:text-properties fo:font-weight="bold" officeooo:rsid="0006d7b1" style:font-weight-asian="bold" style:font-weight-complex="bold"/>
    </style:style>
    <style:style style:name="T41" style:family="text">
      <style:text-properties fo:font-weight="bold" officeooo:rsid="000ce2b4" style:font-weight-asian="bold" style:font-weight-complex="bold"/>
    </style:style>
    <style:style style:name="T42" style:family="text">
      <style:text-properties officeooo:rsid="00027eae"/>
    </style:style>
    <style:style style:name="T43" style:family="text">
      <style:text-properties officeooo:rsid="0004b79c"/>
    </style:style>
    <style:style style:name="T44" style:family="text">
      <style:text-properties style:font-name="Georgia"/>
    </style:style>
    <style:style style:name="T45" style:family="text">
      <style:text-properties style:font-name="Georgia" fo:font-size="12pt" style:font-size-asian="12pt" style:font-size-complex="12pt"/>
    </style:style>
    <style:style style:name="T46" style:family="text">
      <style:text-properties style:font-name="Georgia" fo:font-size="12pt" officeooo:rsid="0016a54f" style:font-size-asian="12pt" style:font-size-complex="12pt"/>
    </style:style>
    <style:style style:name="T47" style:family="text">
      <style:text-properties officeooo:rsid="0006d7b1"/>
    </style:style>
    <style:style style:name="T48" style:family="text">
      <style:text-properties fo:font-size="10pt" fo:font-weight="normal" style:font-size-asian="10pt" style:font-weight-asian="normal" style:font-size-complex="10pt" style:font-weight-complex="normal"/>
    </style:style>
    <style:style style:name="T49" style:family="text">
      <style:text-properties fo:font-size="10pt" fo:font-weight="normal" officeooo:rsid="00102c48" style:font-size-asian="10pt" style:font-weight-asian="normal" style:font-size-complex="10pt" style:font-weight-complex="normal"/>
    </style:style>
    <style:style style:name="T50" style:family="text">
      <style:text-properties officeooo:rsid="000ce2b4"/>
    </style:style>
    <style:style style:name="T51" style:family="text">
      <style:text-properties officeooo:rsid="000d385f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16a54f"/>
    </style:style>
    <style:style style:name="T55" style:family="text">
      <style:text-properties officeooo:rsid="0016eb2c"/>
    </style:style>
    <style:style style:name="T56" style:family="text">
      <style:text-properties officeooo:rsid="00177c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ANIEL SCANU</text:p>
      <text:p text:style-name="P19"><text:span text:style-name="T8">Full Stack Developer</text:span><text:span text:style-name="T2"> | </text:span><text:a xlink:type="simple" xlink:href="mailto:danielkeq@gmail.com?subject=Resume%20Interest" text:style-name="Internet_20_link" text:visited-style-name="Visited_20_Internet_20_Link"><text:span text:style-name="T48">daniel</text:span><text:span text:style-name="T49">keq</text:span><text:span text:style-name="T48">@</text:span><text:span text:style-name="T49">gmail</text:span><text:span text:style-name="T48">.</text:span><text:span text:style-name="T49">com</text:span></text:a><text:span text:style-name="T2"> </text:span><text:span text:style-name="T5">| </text:span><text:a xlink:type="simple" xlink:href="https://github.com/Myphz" text:style-name="Internet_20_link" text:visited-style-name="Visited_20_Internet_20_Link"><text:span text:style-name="T2">github.com/Myphz</text:span></text:a><text:span text:style-name="T2"> </text:span><text:span text:style-name="T9">| </text:span><text:a xlink:type="simple" xlink:href="https://www.linkedin.com/in/danielscanu/" text:style-name="Internet_20_link" text:visited-style-name="Visited_20_Internet_20_Link"><text:span text:style-name="T53">linkedin.com/in/danielscanu</text:span></text:a></text:p>
      <text:p text:style-name="P25"/>
      <text:p text:style-name="P24">Skills</text:p>
      <text:p text:style-name="P26"><text:span text:style-name="T1">Languages:<text:tab/></text:span><text:tab/><text:span text:style-name="T22">Python, JavaScript, TypeScript, Rust, Java, C, </text:span><text:span text:style-name="T24">C++, </text:span><text:span text:style-name="T22">SASS, CSS, HTML, SQL</text:span></text:p>
      <text:p text:style-name="P26"><text:span text:style-name="T1">Technologies:<text:tab/></text:span><text:tab/><text:span text:style-name="T22">Vue, React, NodeJS, </text:span><text:span text:style-name="T29">Supabase, Firebase, </text:span><text:span text:style-name="T22">Vite, Express, MongoDB, </text:span><text:span text:style-name="T31">RESTful &amp; </text:span><text:span text:style-name="T24">GraphQL <text:tab/><text:tab/><text:tab/></text:span><text:span text:style-name="T31">APIs, </text:span><text:span text:style-name="T24">NextJS, </text:span><text:span text:style-name="T23">Astro</text:span><text:span text:style-name="T22">, Flask, Git, </text:span><text:span text:style-name="T25">Linux, </text:span><text:span text:style-name="T22">Shell, </text:span><text:span text:style-name="T26">Svelte, </text:span><text:span text:style-name="T30">SvelteKit, </text:span><text:span text:style-name="T26">Strapi, Zustand</text:span><text:span text:style-name="T27">, Tailwind</text:span></text:p>
      <text:p text:style-name="P13"/>
      <text:p text:style-name="P23">Professional Experience</text:p>
      <text:p text:style-name="P9"><text:span text:style-name="T19">Senior Front</text:span><text:span text:style-name="T1"> </text:span><text:span text:style-name="T19">End </text:span><text:span text:style-name="T1">Developer – </text:span><text:span text:style-name="T19">Dev</text:span><text:span text:style-name="T20">e</text:span><text:span text:style-name="T19">loper</text:span><text:span text:style-name="T20"> team</text:span><text:span text:style-name="T42"><text:tab/><text:tab/><text:tab/><text:tab/> <text:s text:c="13"/></text:span><text:span text:style-name="T19">San Francisco</text:span><text:span text:style-name="T13">, </text:span><text:span text:style-name="T19">USA (remote)</text:span></text:p>
      <text:p text:style-name="P1"><text:span text:style-name="T35">ContinuumLab</text:span><text:span text:style-name="T32"><text:tab/><text:tab/><text:tab/><text:tab/><text:tab/><text:tab/><text:tab/><text:tab/> <text:s text:c="21"/></text:span><text:span text:style-name="T17">Nov</text:span><text:span text:style-name="T33"> </text:span><text:span text:style-name="T17">2022 - Current</text:span></text:p>
      <text:p text:style-name="P28"><text:span text:style-name="T50">V</text:span>enture firm focused on startup innovation, incubation, and investment</text:p>
      <text:p text:style-name="P9">• <text:span text:style-name="T50">Develop &amp; architect web interface for</text:span><text:span text:style-name="T41"> social media platform</text:span></text:p>
      <text:p text:style-name="P9">• <text:span text:style-name="T50">Set up back-end communication with </text:span><text:span text:style-name="T41">Strapi CMS using GraphQL</text:span></text:p>
      <text:p text:style-name="P9">• <text:span text:style-name="T50">Display </text:span><text:span text:style-name="T41">real-time data with SSE and WebSockets</text:span></text:p>
      <text:p text:style-name="P8">• <text:span text:style-name="T43">Integration with </text:span><text:span text:style-name="T41">auth providers </text:span><text:span text:style-name="T50">such as Keycloak</text:span></text:p>
      <text:p text:style-name="P8">• <text:span text:style-name="T41">Lead developer team with success</text:span></text:p>
      <text:p text:style-name="P11"/>
      <text:p text:style-name="P2"><text:span text:style-name="T1">Full Stack Developer – </text:span><text:span text:style-name="T20">Back office team</text:span><text:span text:style-name="T42"><text:tab/><text:tab/><text:tab/><text:tab/><text:tab/><text:tab/> <text:s text:c="3"/><text:tab/> </text:span><text:span text:style-name="T13">Trondheim, Norway</text:span></text:p>
      <text:p text:style-name="P16"><text:span text:style-name="T52">Way AS<text:tab/></text:span><text:tab/><text:tab/><text:tab/><text:tab/><text:tab/><text:tab/><text:tab/><text:tab/><text:tab/> <text:s text:c="2"/><text:tab/> <text:span text:style-name="T4">Aug 2022 – </text:span><text:span text:style-name="T7">Jun 2023</text:span></text:p>
      <text:p text:style-name="P27">Simulator-based driving school</text:p>
      <text:p text:style-name="P2">• <text:span text:style-name="T43">Handle users’ data with </text:span><text:span text:style-name="T38">real-time GraphQL queries &amp; mutations</text:span></text:p>
      <text:p text:style-name="P2">• <text:span text:style-name="T43">Architect </text:span><text:span text:style-name="T50">and</text:span><text:span text:style-name="T43"> build </text:span><text:span text:style-name="T38">booking &amp; payment infrastructure</text:span><text:span text:style-name="T43"> with custom interface</text:span></text:p>
      <text:p text:style-name="P2">• <text:span text:style-name="T43">Develop </text:span><text:span text:style-name="T38">front-end interface</text:span><text:span text:style-name="T43"> from Figma design sketches &amp; design system</text:span></text:p>
      <text:p text:style-name="P2">• <text:span text:style-name="T43">Create </text:span><text:span text:style-name="T38">cross-platform mobile student app</text:span><text:span text:style-name="T43"> to automatically handle bookings &amp; payments</text:span></text:p>
      <text:p text:style-name="P7">• <text:span text:style-name="T47">Set up </text:span><text:span text:style-name="T40">administration pipelines</text:span><text:span text:style-name="T47"> to handle automatic app versioning and building</text:span></text:p>
      <text:p text:style-name="P3">• <text:span text:style-name="T43">Integration with </text:span><text:span text:style-name="T38">payment providers</text:span><text:span text:style-name="T43">, </text:span><text:span text:style-name="T38">Google Firebase</text:span><text:span text:style-name="T43"> and </text:span><text:span text:style-name="T38">Google Cloud</text:span><text:span text:style-name="T43"> platforms</text:span></text:p>
      <text:p text:style-name="P6">• <text:span text:style-name="T39">Helped company business growth</text:span></text:p>
      <text:p text:style-name="P35"><text:span text:style-name="T18"/></text:p>
      <text:p text:style-name="P12"><text:span text:style-name="T1">Full Stack Developer – Developer team</text:span><text:tab/><text:tab/><text:tab/><text:tab/><text:tab/><text:tab/><text:tab/> <text:s text:c="13"/><text:span text:style-name="T12">Italy </text:span><text:span text:style-name="T19">(r</text:span><text:span text:style-name="T12">emote</text:span><text:span text:style-name="T19">)</text:span></text:p>
      <text:p text:style-name="P15"><text:span text:style-name="T52">pianobit s.r.l<text:tab/></text:span><text:tab/><text:tab/><text:tab/><text:tab/><text:tab/><text:tab/><text:tab/><text:tab/> <text:s text:c="12"/><text:span text:style-name="T2">Jun 202</text:span><text:span text:style-name="T6">0</text:span><text:span text:style-name="T2"> - </text:span><text:span text:style-name="T3">Jul</text:span><text:span text:style-name="T2"> 202</text:span><text:span text:style-name="T3">2</text:span></text:p>
      <text:p text:style-name="P29">NodeJS Full Stack web application development – SaaS company</text:p>
      <text:p text:style-name="P5">• Built <text:span text:style-name="T36">back-end microservices architecture</text:span> <text:span text:style-name="T43">with custom authentication </text:span><text:span text:style-name="T51">system </text:span><text:span text:style-name="T43">and cryptography </text:span><text:span text:style-name="T51">solutions</text:span></text:p>
      <text:p text:style-name="P5">• Led project to develop <text:span text:style-name="T36">front-end</text:span> interface with Vue and Vuex <text:span text:style-name="T43">for file sharing</text:span></text:p>
      <text:p text:style-name="P5">• Contributed to <text:span text:style-name="T36">real-time</text:span> trading application, <text:span text:style-name="T43">handling socket connections and real time feeds</text:span></text:p>
      <text:p text:style-name="P38">• <text:span text:style-name="T37">Result in</text:span><text:span text:style-name="T42"> </text:span><text:span text:style-name="T37">100% satisfaction from customer</text:span></text:p>
      <text:p text:style-name="P39"><text:span text:style-name="T21"/></text:p>
      <text:p text:style-name="P41"><text:span text:style-name="T18">Software engineer – Python tutor<text:tab/></text:span><text:span text:style-name="T34"><text:tab/><text:tab/><text:tab/><text:tab/><text:tab/> <text:s text:c="12"/><text:tab/> <text:s text:c="12"/></text:span><text:span text:style-name="T18"><text:s/>Worldwide (Remote)</text:span></text:p>
      <text:p text:style-name="P16"><text:span text:style-name="T52">Freelancer</text:span><text:tab/><text:tab/><text:tab/><text:tab/><text:tab/><text:tab/><text:tab/><text:tab/><text:tab/> <text:s text:c="12"/><text:tab/> <text:s text:c="2"/><text:span text:style-name="T3">J</text:span><text:span text:style-name="T6">an</text:span><text:span text:style-name="T2"> 20</text:span><text:span text:style-name="T6">18</text:span><text:span text:style-name="T2"> – </text:span><text:span text:style-name="T10">Jul 2020</text:span></text:p>
      <text:p text:style-name="P30"><text:span text:style-name="T42">Programmer</text:span> and private tutor</text:p>
      <text:p text:style-name="P2">• <text:span text:style-name="T42">Work for </text:span><text:span text:style-name="T37">hundreds of private customers</text:span><text:span text:style-name="T42"> all over the world</text:span></text:p>
      <text:p text:style-name="P2">• <text:span text:style-name="T42">Advanced </text:span><text:span text:style-name="T37">tutoring sessions</text:span><text:span text:style-name="T42"> about Python and general computer science concepts</text:span></text:p>
      <text:p text:style-name="P3">• <text:span text:style-name="T37">Hundreds of 5-star reviews</text:span></text:p>
      <text:p text:style-name="P34"/>
      <text:p text:style-name="P22">Projects</text:p>
      <text:p text:style-name="P18"><text:span text:style-name="T45">Personal portfolio <text:s text:c="2"/></text:span><text:span text:style-name="T44"><text:s text:c="9"/><text:tab/><text:tab/><text:tab/></text:span><text:span text:style-name="T14"><text:tab/><text:tab/><text:tab/><text:tab/><text:tab/> <text:s text:c="16"/></text:span><text:a xlink:type="simple" xlink:href="https://ddaniel.dev/" text:style-name="Internet_20_link" text:visited-style-name="Visited_20_Internet_20_Link"><text:span text:style-name="T16">ddaniel.dev</text:span></text:a></text:p>
      <text:p text:style-name="P32">My personal website, to showcase my skills and projects</text:p>
      <text:p text:style-name="P4">• <text:span text:style-name="T54">Vue 3</text:span> + Typescript, Rust + Rocket, <text:span text:style-name="T54">Tailwind CSS</text:span></text:p>
      <text:p text:style-name="P17"><text:span text:style-name="T46">Trips!</text:span><text:span text:style-name="T45"><text:tab/></text:span><text:span text:style-name="T44"><text:tab/><text:tab/><text:tab/><text:tab/><text:tab/><text:tab/> <text:s text:c="2"/><text:tab/> <text:s text:c="50"/></text:span><text:a xlink:type="simple" xlink:href="https://play.google.com/store/apps/details?id=com.tripsphoexa.app" text:style-name="Internet_20_link" text:visited-style-name="Visited_20_Internet_20_Link"><text:span text:style-name="T15">play.google.com</text:span></text:a></text:p>
      <text:p text:style-name="P33">Android app to manage &amp; organize trips, with cloud storage and sharing features</text:p>
      <text:p text:style-name="P10">• <text:span text:style-name="T55">SvelteKit</text:span> + Typescript, <text:span text:style-name="T55">Supabase</text:span>, <text:span text:style-name="T54">Tailwind CSS</text:span></text:p>
      <text:p text:style-name="P17"><text:span text:style-name="T45">wwwallet<text:tab/></text:span><text:span text:style-name="T44"><text:tab/><text:tab/><text:tab/><text:tab/><text:tab/><text:tab/><text:tab/> <text:s text:c="11"/><text:tab/><text:tab/><text:tab/> <text:s text:c="12"/></text:span><text:a xlink:type="simple" xlink:href="http://wwwallet.app/" text:style-name="Internet_20_link" text:visited-style-name="Visited_20_Internet_20_Link"><text:span text:style-name="T14">wwwallet.app</text:span></text:a></text:p>
      <text:p text:style-name="P31">Cryptocurrency trading &amp; investments tracking web and mobile app, updated real-time</text:p>
      <text:p text:style-name="P2">• Vue + Pinia, Express, MongoDB, SASS</text:p>
      <text:p text:style-name="P17"><text:span text:style-name="T45">Sort Visualizer</text:span><text:span text:style-name="T44"><text:tab/><text:tab/><text:tab/><text:tab/><text:tab/><text:tab/><text:tab/><text:tab/> <text:s text:c="11"/><text:tab/> <text:s text:c="18"/></text:span><text:a xlink:type="simple" xlink:href="http://sortvisualizer.com/" text:style-name="Internet_20_link" text:visited-style-name="Visited_20_Internet_20_Link"><text:span text:style-name="T14">sortvisualizer.com</text:span></text:a></text:p>
      <text:p text:style-name="P31"><text:span text:style-name="T56">Educational w</text:span>eb application to display and animate 15+ sorting algorithms</text:p>
      <text:p text:style-name="P2">• Vanilla JavaScript, Flask, CSS</text:p>
      <text:p text:style-name="P2"/>
      <text:p text:style-name="P21">Education</text:p>
      <text:p text:style-name="P14">ITIS Cuneo Delpozzo – Computer Science and Telecommunications<text:tab/><text:tab/><text:tab/><text:tab/> <text:s text:c="5"/><text:span text:style-name="T11">Italy, 201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666666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1299in" fo:margin-bottom="0.1299in" fo:margin-left="0.570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0:32.822751732</meta:creation-date>
    <dc:date>2024-01-24T15:00:33.493350757</dc:date>
    <meta:editing-duration>PT1H42M6S</meta:editing-duration>
    <meta:editing-cycles>23</meta:editing-cycles>
    <meta:generator>LibreOffice/7.5.9.2$Linux_X86_64 LibreOffice_project/50$Build-2</meta:generator>
    <meta:document-statistic meta:table-count="0" meta:image-count="0" meta:object-count="0" meta:page-count="1" meta:paragraph-count="52" meta:word-count="408" meta:character-count="3181" meta:non-whitespace-character-count="2462"/>
  </office:meta>
</office:document-meta>
</file>